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t would make a truly excellent prison;
we would simply have to get them inside and
seal it.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hhhhhhhhh?! I don't wanna be locked up inside
a space-time riiiiiiiift!!!</text:p>
          </table:table-cell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do you promise never to try and take
over the human world ever again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.I don't wanna...</text:p>
          </table:table-cell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 office:value-type="string">
            <text:p>I wanna invade the human world...</text:p>
          </table:table-cell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t least she's honest...)</text:p>
          </table:table-cell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re done talking.</text:p>
          </table:table-cell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 office:value-type="string">
            <text:p>We'll be sealing you inside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but... this is beyond all comprehension...!</text:p>
          </table:table-cell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 office:value-type="string">
            <text:p>The overwhelming Magic flowing from the
space-time rift should have pushed our power
to the greatest extreme...</text:p>
          </table:table-cell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 office:value-type="string">
            <text:p>Even against the Heavenly Maidens, it is
simply impossible that we would have fallen
behind...!</text:p>
          </table:table-cell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 know, right〜!</text:p>
          </table:table-cell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 office:value-type="string">
            <text:p>Why'd we lose, I wonder〜??
Eheheheheh!! Eheheh!</text:p>
          </table:table-cell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't deny you guys were super strong.</text:p>
          </table:table-cell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 office:value-type="string">
            <text:p>You had power, speed, and skill.</text:p>
          </table:table-cell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 office:value-type="string">
            <text:p>You far surpassed any foe we faced up until
this moment.</text:p>
          </table:table-cell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 office:value-type="string">
            <text:p>...But, you see.</text:p>
          </table:table-cell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 office:value-type="string">
            <text:p>We possess something far more powerful than
Seraphia.</text:p>
          </table:table-cell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mething... even more powerful than
Seraphia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 office:value-type="string">
            <text:p>Wh-What in hell's name... could that—?!</text:p>
          </table:table-cell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!! FINAL BLOOOOOOOOOOOOOW!!!!</text:p>
          </table:table-cell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HHHHHHHHHHHHHHHHHHHHHHHHH?!?!?!?!</text:p>
          </table:table-cell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wait! Visti!!</text:p>
          </table:table-cell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 office:value-type="string">
            <text:p>Don't leave m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heheheh!! I guess that means I have
to go, too〜??</text:p>
          </table:table-cell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 office:value-type="string">
            <text:p>Stay safe, everyone〜! Bye-bye〜!
Eheh!!</text:p>
          </table:table-cell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</text:p>
          </table:table-cell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 office:value-type="string">
            <text:p>You just might be the strongest of them all...</text:p>
          </table:table-cell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heh?</text:p>
          </table:table-cell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at Nooow?!</text:p>
          </table:table-cell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 I ain't felt this in a whi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eavenly Maidens.</text:p>
          </table:table-cell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 office:value-type="string">
            <text:p>You have truly fought well. Thank you.</text:p>
          </table:table-cell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ah-sama!!</text:p>
          </table:table-cell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 office:value-type="string">
            <text:p>I had not heard from you in so long, I was
getting worried!</text:p>
          </table:table-cell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 am quite well. I had simply been taking some
time to recover my power following the Magical
waves which engulfed the world.</text:p>
          </table:table-cell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thank goodness...</text:p>
          </table:table-cell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just given Red Carat's group their just
desserts for coming after the human world.</text:p>
          </table:table-cell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 office:value-type="string">
            <text:p>With that, it looks like our work is done.</text:p>
          </table:table-cell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ndeed, you have performed splendidly. Although
the coup de grâce was quite unconventional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 office:value-type="string">
            <text:p>In any case, peace shall finally return to
the world thanks to your efforts.</text:p>
          </table:table-cell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 office:value-type="string">
            <text:p>You have my gratitude.</text:p>
          </table:table-cell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problemo! Correctamundo!</text:p>
          </table:table-cell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we can't just leave the space-time
rift there like that, can Weee?</text:p>
          </table:table-cell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 office:value-type="string">
            <text:p>If we don't plug it up, won't they come
right back Ouuut?</text:p>
          </table:table-cell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ve got a point.</text:p>
          </table:table-cell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But what on earth are we supposed to do...?</text:p>
          </table:table-cell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Closing the rift itself may prove a difficult
task.</text:p>
          </table:table-cell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 office:value-type="string">
            <text:p>However, there may be a way to simply seal
the opening.</text:p>
          </table:table-cell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 office:value-type="string">
            <text:p>Amass the Power of the Angels that you each
possess, and use it to cover the fissure.</text:p>
          </table:table-cell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I get it. Just like wrapping up your lunch,
right?</text:p>
          </table:table-cell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hh! That makes sense!!</text:p>
          </table:table-cell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Magic is continuing to flow from the rift as
we speak.</text:p>
          </table:table-cell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 office:value-type="string">
            <text:p>With Seraphia, the one power able to defy
Magic, it should be possible to cover the
fissure.</text:p>
          </table:table-cell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 office:value-type="string">
            <text:p>However, given that it is a space-time rift,
it will take an enormous amount to do so.</text:p>
          </table:table-cell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All four of you will need to use up every last
drop of you power to accomplish this fea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n we will have to make sure we're all
in perfect harmony.</text:p>
          </table:table-cell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n't be that hard. All we have to do is
work together like we've done this whole time.</text:p>
          </table:table-cell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!</text:p>
          </table:table-cell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owever, there is something you must know
before we begin.</text:p>
          </table:table-cell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 office:value-type="string">
            <text:p>The reason you four were summoned into this
world is that you were capable of housing
the Power of Angels, a quality which few have.</text:p>
          </table:table-cell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 office:value-type="string">
            <text:p>And, young man. You were the only one
capable of leading these girls down the right
path.</text:p>
          </table:table-cell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 office:value-type="string">
            <text:p>From the very moment that they have fully
exhausted the Power of Angels that they hold,
none of you will be able to remain in this
world any longer.</text:p>
          </table:table-cell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be able to remain here...?</text:p>
          </table:table-cell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 office:value-type="string">
            <text:p>Th-Then what's gonna happen to us...?</text:p>
          </table:table-cell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don't tell me we'll disappear?</text:p>
          </table:table-cell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No, of course you will not.</text:p>
          </table:table-cell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 office:value-type="string">
            <text:p>You will simply return to the world from which
you came.</text:p>
          </table:table-cell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an go back... to everyone else...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relieves me to hear that.</text:p>
          </table:table-cell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 office:value-type="string">
            <text:p>We had no information on how we would get
back home once everything was over and done
with.</text:p>
          </table:table-cell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that means... as soon as we've used up
all of our Seraphia to seal the fissure, we'll
vanish from this world.</text:p>
          </table:table-cell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won't even be able to say our goodbyes to
the Princess and the Knight Commander n'
the others...</text:p>
          </table:table-cell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me, but we don't have time to lose...</text:p>
          </table:table-cell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 office:value-type="string">
            <text:p>We have to... prioritize our mission.</text:p>
          </table:table-cell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</text:p>
          </table:table-cell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guess this is Goodbyyye...</text:p>
          </table:table-cell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 office:value-type="string">
            <text:p>Even if it's a little Suddeeen.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.. even though I do not feel as if I
have repaid my gratitude to you all...</text:p>
          </table:table-cell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... thanks so much for lending us your
help all this time.</text:p>
          </table:table-cell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ally helped us out.</text:p>
          </table:table-cell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 office:value-type="string">
            <text:p>I wonder if we'll ever be able to see each
other again?</text:p>
          </table:table-cell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bet we Wiiill!</text:p>
          </table:table-cell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 office:value-type="string">
            <text:p>I'm gonna read all about space-time, and come
over to your world to Plaaay!!</text:p>
          </table:table-cell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oh... take care... *sniff*...</text:p>
          </table:table-cell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 give everyone our thanks for helping
out, and tell them goodbye for us.</text:p>
          </table:table-cell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f course. I swear it.</text:p>
          </table:table-cell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we've left the spare Ion Matter to
Lumii.</text:p>
          </table:table-cell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 office:value-type="string">
            <text:p>With that, you'll be able to get your
starship going again.</text:p>
          </table:table-cell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 office:value-type="string">
            <text:p>Ah, that's Riiight!</text:p>
          </table:table-cell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 office:value-type="string">
            <text:p>Since all of the enemy Carats have left this
world, don'tcha think it's about time you
changed your Miiinds? About finally calling
me Cara—</text:p>
          </table:table-cell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final mission, everyone. You're
going to combine your powers, and seal the
space-time fissure...!</text:p>
          </table:table-cell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C'MOOOOOOOOOON!!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 then, Reguma-kun!</text:p>
          </table:table-cell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 office:value-type="string">
            <text:p>On your command!</text:p>
          </table:table-cell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 it nice 'n loud 'n throbbin' for us,
okaaay? ☆</text:p>
          </table:table-cell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Very well.</text:p>
          </table:table-cell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 office:value-type="string">
            <text:p>In that case, each of you, shout whatever
you like at, at your own pace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? Don't we have to co-operate and
go all at once?</text:p>
          </table:table-cell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imply moving in lockstep isn't that important.</text:p>
          </table:table-cell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 office:value-type="string">
            <text:p>What really matters is that all of you put
everything you have into it.</text:p>
          </table:table-cell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 office:value-type="string">
            <text:p>When each of your individual expressions
combine into one power, that is teamwork in its
truest sense.</text:p>
          </table:table-cell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 office:value-type="string">
            <text:p>Can you do it?</text:p>
          </table:table-cell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fu. Okay, let's give it a shot!</text:p>
          </table:table-cell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go... all out...</text:p>
          </table:table-cell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everyone!!</text:p>
          </table:table-cell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 office:value-type="string">
            <text:p>On your mark, fire at wi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hhhhhhhh!!!</text:p>
          </table:table-cell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 office:value-type="string">
            <text:p>Hamuko “Damage do!!“
Nyanko “Sooooooooooii!!“
Tomocchi ”Hu.”
Hime ”Ummm... umm, umm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